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a6eb9" officeooo:paragraph-rsid="001a6eb9"/>
    </style:style>
    <style:style style:name="P2" style:family="paragraph" style:parent-style-name="Standard">
      <style:text-properties officeooo:rsid="001a6eb9" officeooo:paragraph-rsid="001c5787"/>
    </style:style>
    <style:style style:name="P3" style:family="paragraph" style:parent-style-name="Standard">
      <style:text-properties officeooo:rsid="001d3b7d" officeooo:paragraph-rsid="001d3b7d"/>
    </style:style>
    <style:style style:name="P4" style:family="paragraph" style:parent-style-name="Standard">
      <style:text-properties fo:font-weight="bold" officeooo:rsid="001f07d3" officeooo:paragraph-rsid="001f07d3" style:font-weight-asian="bold" style:font-weight-complex="bold"/>
    </style:style>
    <style:style style:name="P5" style:family="paragraph" style:parent-style-name="Standard">
      <style:text-properties fo:font-weight="bold" officeooo:rsid="001f86b8" officeooo:paragraph-rsid="001f86b8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1c5787"/>
    </style:style>
    <style:style style:name="T4" style:family="text">
      <style:text-properties officeooo:rsid="001e3de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0a8b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: Moving from GitHub pages to <text:span text:style-name="T3">Digital Ocean</text:span></text:p>
      <text:p text:style-name="P1"/>
      <text:p text:style-name="P1">Yikes, it’s been a while since I’ve written an article. In my defense, it’s been a long few months. I graduated college, released a VM on VulnHub, got a certification (GPEN), made contributions to open source projects, and have been redoing my website for the 4<text:span text:style-name="T1">th</text:span> (5<text:span text:style-name="T1">th</text:span>?) time. </text:p>
      <text:p text:style-name="P1"/>
      <text:p text:style-name="P1">That last item is important and part of why I haven’t been writing as much. I’ve been waiting to release a new article on a new platform. <text:span text:style-name="T4">It’s a daunting task and one I wanted to document here so that others could learn from it in the future.</text:span></text:p>
      <text:p text:style-name="P1"/>
      <text:p text:style-name="P1">My previous website was hosted through GitHub pages, which is a fantastic platform! That ability to produce your own web content for free is incredibly valuable for people, and as a cash-strapped college student it was very helpful to me. </text:p>
      <text:p text:style-name="P1"/>
      <text:p text:style-name="P2">There are downsides to the platform however. For instance, there is no nativ<text:span text:style-name="T3">e way to set a custom domain and use an SSL certificate (there are work-arounds but I didn’t want to go through that. Native, remember?). </text:span></text:p>
      <text:p text:style-name="P2"/>
      <text:p text:style-name="P2"><text:span text:style-name="T3">Another example is the lack of control on the back end. This is obvious (giving root shells to anybody is a terrible idea), but it’s still a lack of control. What if you wanted to add some extra back end systems? You’d be out of luck.</text:span></text:p>
      <text:p text:style-name="P2"/>
      <text:p text:style-name="P2"><text:span text:style-name="T3">As a result, shortly after graduating college I decided to move away from GitHub pages and strike out on my own. As an aside, this is not a jab at anyone who uses GitHub Pages. It’s a personal decision.</text:span></text:p>
      <text:p text:style-name="P2"/>
      <text:p text:style-name="P2"><text:span text:style-name="T3">There are a variety of options for self hosting on the internet these days. You could go the easy route and use something like &lt;a href=”</text:span><text:a xlink:type="simple" xlink:href="https://wix.com/" text:style-name="Internet_20_link" text:visited-style-name="Visited_20_Internet_20_Link"><text:span text:style-name="T3">https://wix.com</text:span></text:a><text:span text:style-name="T3">”&gt;Wix&lt;/a&gt; which makes it easy to spin up a simple website with a WYSIWYG interface. Or you could go the WordPress route and host on something like &lt;a href=”</text:span><text:a xlink:type="simple" xlink:href="https://bluehost.com/" text:style-name="Internet_20_link" text:visited-style-name="Visited_20_Internet_20_Link"><text:span text:style-name="T3">https://bluehost.com</text:span></text:a><text:span text:style-name="T3">”&gt;BlueHost&lt;/a&gt;.</text:span></text:p>
      <text:p text:style-name="P2"/>
      <text:p text:style-name="P3">Ultimately I chose to stick to a different route and do all the work myself on Digital Ocean. Using a VPS would provide me the greatest amount of control possible, but it would also take the most time and configuration. With GitHub pages, I don’t have to worry about patching, uptime, back-end, etc. </text:p>
      <text:p text:style-name="P3"/>
      <text:p text:style-name="P4">Basic Setup</text:p>
      <text:p text:style-name="P4"><text:span text:style-name="T5"/></text:p>
      <text:p text:style-name="P5"><text:span text:style-name="T5">I’ve setup a number of VPS’s in the past with Digital Ocean, however this had been the first time I’ve stood up a web server and hosted on it. For the stack I chose to go full MEAN (MongoDB, Express.js, Angular.js, and Node.js). Before you ask, yes I have accepted JavaScript into my heart. No I don’t like it. </text:span></text:p>
      <text:p text:style-name="P5"><text:span text:style-name="T5"/></text:p>
      <text:p text:style-name="P5"><text:span text:style-name="T5">To begin I stood up Nginx as a &lt;a href=”</text:span><text:a xlink:type="simple" xlink:href="https://www.nginx.com/resources/glossary/reverse-proxy-server/" text:style-name="Internet_20_link" text:visited-style-name="Visited_20_Internet_20_Link"><text:span text:style-name="T5">https://www.nginx.com/resources/glossary/reverse-proxy-server/</text:span></text:a><text:span text:style-name="T5">”&gt;reverse proxy&lt;/a&gt; </text:span><text:span text:style-name="T6">and then have Node running behind that. When a request comes in from the internet it hits the reverse proxy that will then send it to the Node server in the back end. On top of that, I have configured Nginx to use SSL so that my visitors can make use of HTTPS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8:34:53.729645091</meta:creation-date>
    <meta:generator>LibreOffice/6.0.1.1$Linux_X86_64 LibreOffice_project/00m0$Build-1</meta:generator>
    <dc:date>2018-02-20T09:26:06.011800939</dc:date>
    <meta:editing-duration>PT23M52S</meta:editing-duration>
    <meta:editing-cycles>6</meta:editing-cycles>
    <meta:document-statistic meta:table-count="0" meta:image-count="0" meta:object-count="0" meta:page-count="1" meta:paragraph-count="12" meta:word-count="498" meta:character-count="2809" meta:non-whitespace-character-count="2317"/>
  </office:meta>
</office:document-meta>
</file>